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4-29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1-30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4-09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1-11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9-21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6-01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3-0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1-18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7-07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3-01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0-28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6-10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2-04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10-01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5-22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1-23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9-26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5-3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1-29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9-24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5-24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1-2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9-25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5-25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1-26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9-26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6-1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332085594501</text:p>
          </table:table-cell>
          <table:table-cell office:value-type="string" calcext:value-type="string">
            <text:p>Marion 40</text:p>
          </table:table-cell>
          <table:table-cell office:value-type="string" calcext:value-type="string">
            <text:p>2016-04-05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3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18" meta:object-count="0"/>
    <meta:user-defined meta:name="AppVersion">3.0</meta:user-defined>
  </office:meta>
</office:document-meta>
</file>